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Standard">
      <style:text-properties officeooo:rsid="001e50b4" officeooo:paragraph-rsid="001e50b4"/>
    </style:style>
    <style:style style:name="P3" style:family="paragraph" style:parent-style-name="Standard">
      <style:text-properties officeooo:paragraph-rsid="001e50b4"/>
    </style:style>
    <style:style style:name="T1" style:family="text">
      <style:text-properties officeooo:rsid="001e50b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section text:style-name="Sect1" text:name="secRepeat">
        <text:p text:style-name="P3"><text:span text:style-name="T1"><text:script script:language="JODScript">&lt;forEach  items="items" var="item" element="section"/&gt;</text:script></text:span><text:span text:style-name="T1">Repeat this section.</text:span></text:p>
        <text:p text:style-name="P2">Hello <text:text-input text:description="item.v1">item.v1</text:text-input>!</text:p>
      </text:section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3-01T20:01:42.185000000</dc:date>
    <meta:editing-duration>PT10M33S</meta:editing-duration>
    <meta:editing-cycles>4</meta:editing-cycles>
    <meta:document-statistic meta:table-count="0" meta:image-count="0" meta:object-count="0" meta:page-count="1" meta:paragraph-count="4" meta:word-count="12" meta:character-count="66" meta:non-whitespace-character-count="61"/>
  </office:meta>
</office:document-meta>
</file>